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ext_20_body">
      <style:text-properties fo:color="#000000" officeooo:rsid="000ffb51" officeooo:paragraph-rsid="000ffb51"/>
    </style:style>
    <style:style style:name="P3" style:family="paragraph" style:parent-style-name="Title">
      <loext:graphic-properties draw:fill="solid" draw:fill-color="#ff99ff"/>
      <style:paragraph-properties fo:background-color="#ff99ff" style:writing-mode="page"/>
      <style:text-properties fo:color="#000000" officeooo:rsid="000ffb51" officeooo:paragraph-rsid="000ffb51"/>
    </style:style>
    <style:style style:name="P4" style:family="paragraph" style:parent-style-name="Heading_20_1">
      <style:text-properties officeooo:rsid="000debbb" officeooo:paragraph-rsid="000debbb"/>
    </style:style>
    <style:style style:name="P5" style:family="paragraph" style:parent-style-name="Heading_20_1">
      <style:text-properties officeooo:rsid="0002b8a9" officeooo:paragraph-rsid="0002b8a9"/>
    </style:style>
    <style:style style:name="P6" style:family="paragraph" style:parent-style-name="Text_20_body" style:list-style-name="L1">
      <style:text-properties style:text-underline-style="none" fo:font-weight="normal" officeooo:rsid="0010f8c5" officeooo:paragraph-rsid="0010f8c5" style:font-weight-asian="normal" style:font-weight-complex="normal"/>
    </style:style>
    <style:style style:name="P7" style:family="paragraph" style:parent-style-name="Text_20_body" style:list-style-name="L2">
      <style:text-properties style:text-underline-style="none" fo:font-weight="normal" officeooo:rsid="0010f8c5" officeooo:paragraph-rsid="0010f8c5" style:font-weight-asian="normal" style:font-weight-complex="normal"/>
    </style:style>
    <style:style style:name="P8" style:family="paragraph" style:parent-style-name="Text_20_body" style:list-style-name="L1">
      <style:text-properties style:text-underline-style="none" fo:font-weight="normal" officeooo:rsid="0013d1a1" officeooo:paragraph-rsid="0013d1a1" style:font-weight-asian="normal" style:font-weight-complex="normal"/>
    </style:style>
    <style:style style:name="P9" style:family="paragraph" style:parent-style-name="Text_20_body" style:list-style-name="L2">
      <style:text-properties officeooo:rsid="0013d1a1" officeooo:paragraph-rsid="0013d1a1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f8c5" style:font-weight-asian="normal" style:font-weight-complex="normal"/>
    </style:style>
    <style:style style:name="T3" style:family="text">
      <style:text-properties officeooo:rsid="0013d1a1"/>
    </style:style>
    <style:style style:name="T4" style:family="text">
      <style:text-properties officeooo:rsid="001568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lmanpuhdistin – Air cleaner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4" text:outline-level="1">Käyttö</text:h>
            <text:list xml:id="list303590271" text:style-name="L1">
              <text:list-item>
                <text:p text:style-name="P6">Puhdistin kerää ilmasta hienoa pölyä suodattimiinsa</text:p>
                <text:list>
                  <text:list-item>
                    <text:p text:style-name="P6">Puhdistinta on hyvä käyttää varsinkin hiontaa tehdessä</text:p>
                  </text:list-item>
                  <text:list-item>
                    <text:p text:style-name="P6">Puhdistimen on hyvä antaa olla päällä mahdollisimman pitkään</text:p>
                  </text:list-item>
                </text:list>
              </text:list-item>
              <text:list-item>
                <text:p text:style-name="P6">Kytke puhdistin pistorasiaan</text:p>
              </text:list-item>
              <text:list-item>
                <text:p text:style-name="P6">Käynnistä <text:span text:style-name="T3">johdossa olevalla virtakatkaisijalla</text:span></text:p>
              </text:list-item>
              <text:list-item>
                <text:p text:style-name="P6">Valkoisen karkean suodattimen voi puhdistaa pölynimurilla</text:p>
                <text:list>
                  <text:list-item>
                    <text:p text:style-name="P8">Kiinnitä imuroinnin jälkeen suodatin paikoilleen käyttämällä apuna ohutta metallikappaletta, kuten siirtokulmaa tai suorakulmaa</text:p>
                  </text:list-item>
                </text:list>
              </text:list-item>
            </text:list>
          </table:table-cell>
          <table:table-cell table:style-name="Table1.A1" office:value-type="string">
            <text:h text:style-name="P4" text:outline-level="1">Usage</text:h>
            <text:list xml:id="list3729650858" text:style-name="L2">
              <text:list-item>
                <text:p text:style-name="P7">The cleaner works by forcing air through two filers</text:p>
                <text:list>
                  <text:list-item>
                    <text:p text:style-name="P7">Using the cleaner while sanding is strongly recommended</text:p>
                  </text:list-item>
                  <text:list-item>
                    <text:p text:style-name="P7">Leave the cleaner running for as long as possible</text:p>
                  </text:list-item>
                </text:list>
              </text:list-item>
              <text:list-item>
                <text:p text:style-name="P7">Plug the cleaner in</text:p>
              </text:list-item>
              <text:list-item>
                <text:p text:style-name="P7">Start by <text:span text:style-name="T4">using the switch on the power cord</text:span></text:p>
              </text:list-item>
              <text:list-item>
                <text:p text:style-name="P7">The coarse white inlet filter can be cleaned by vacuum cleaner</text:p>
                <text:list>
                  <text:list-item>
                    <text:p text:style-name="P9"><text:span text:style-name="T2">A</text:span><text:span text:style-name="T1">fter cleaning re-attach the filter with the help of a thin metal tool like a angle transfer tool or straitedge</text:span></text:p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h text:style-name="P5" text:outline-level="1"/>
          </table:table-cell>
          <table:table-cell table:style-name="Table1.A1" office:value-type="string">
            <text:h text:style-name="P5" text:outline-level="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8-05-10T18:15:27.666755000</meta:print-date>
    <dc:date>2019-05-13T17:13:19.388334000</dc:date>
    <meta:editing-duration>P1DT3H17M19S</meta:editing-duration>
    <meta:editing-cycles>7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17" meta:word-count="136" meta:character-count="866" meta:non-whitespace-character-count="760"/>
  </office:meta>
</office:document-meta>
</file>